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19cm" fo:min-width="4.29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119cm" fo:min-width="4.29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119cm" fo:min-width="4.298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397cm" svg:x="0.492cm" svg:y="0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5.318cm" svg:y="0.49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34cm" svg:height="1.657cm" svg:x="1.887cm" svg:y="0.746cm">
          <draw:text-box>
            <text:p text:style-name="P2"><text:span text:style-name="T1">Shell</text:span></text:p>
          </draw:text-box>
        </draw:frame>
        <draw:frame draw:style-name="gr3" draw:text-style-name="P3" draw:layer="layout" svg:width="1.315cm" svg:height="0.954cm" svg:x="7.178cm" svg:y="0.746cm">
          <draw:text-box>
            <text:p text:style-name="P2"><text:span text:style-name="T1">FP</text:span></text:p>
          </draw:text-box>
        </draw:frame>
        <draw:custom-shape draw:style-name="gr4" draw:text-style-name="P1" draw:layer="layout" svg:width="4.826cm" svg:height="1.397cm" svg:x="0.492cm" svg:y="3.28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667cm" svg:height="0.954cm" svg:x="2.651cm" svg:y="3.475cm">
          <draw:text-box>
            <text:p>|</text:p>
          </draw:text-box>
        </draw:frame>
        <draw:custom-shape draw:style-name="gr5" draw:text-style-name="P6" draw:layer="layout" svg:width="4.826cm" svg:height="1.397cm" svg:x="5.318cm" svg:y="3.286cm">
          <text:p text:style-name="P5"><text:span text:style-name="T2">function compos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397cm" svg:x="0.492cm" svg:y="4.6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826cm" svg:height="1.397cm" svg:x="5.318cm" svg:y="4.683cm">
          <text:p text:style-name="P5"><text:span text:style-name="T2">lazy evaluation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25cm" svg:height="0.954cm" svg:x="2.488cm" svg:y="4.937cm">
          <draw:text-box>
            <text:p>&amp;</text:p>
          </draw:text-box>
        </draw:frame>
        <draw:custom-shape draw:style-name="gr4" draw:text-style-name="P1" draw:layer="layout" svg:width="4.826cm" svg:height="1.397cm" svg:x="0.492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397cm" svg:x="5.318cm" svg:y="6.0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75cm" svg:height="0.954cm" svg:x="1.889cm" svg:y="6.334cm">
          <draw:text-box>
            <text:p>&gt;, &gt;&gt;</text:p>
          </draw:text-box>
        </draw:frame>
        <draw:frame draw:style-name="gr3" draw:text-style-name="P7" draw:layer="layout" svg:width="3.474cm" svg:height="0.798cm" svg:x="6.08cm" svg:y="6.334cm">
          <draw:text-box>
            <text:p><text:span text:style-name="T2">name binding</text:span></text:p>
          </draw:text-box>
        </draw:frame>
        <draw:custom-shape draw:style-name="gr4" draw:text-style-name="P1" draw:layer="layout" svg:width="4.826cm" svg:height="1.397cm" svg:x="0.492cm" svg:y="7.47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853cm" svg:height="0.954cm" svg:x="2.524cm" svg:y="7.666cm">
          <draw:text-box>
            <text:p>$</text:p>
          </draw:text-box>
        </draw:frame>
        <draw:custom-shape draw:style-name="gr4" draw:text-style-name="P1" draw:layer="layout" svg:width="4.826cm" svg:height="1.397cm" svg:x="5.318cm" svg:y="7.4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763cm" svg:height="0.798cm" svg:x="6.238cm" svg:y="7.731cm">
          <draw:text-box>
            <text:p><text:span text:style-name="T2">evaluation</text:span></text:p>
          </draw:text-box>
        </draw:frame>
        <draw:custom-shape draw:style-name="gr4" draw:text-style-name="P1" draw:layer="layout" svg:width="4.826cm" svg:height="1.397cm" svg:x="0.492cm" svg:y="1.88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105cm" svg:height="0.962cm" svg:x="0.746cm" svg:y="2.143cm">
          <draw:text-box>
            <text:p text:style-name="P8"><text:span text:style-name="T2">cmd arg</text:span><text:span text:style-name="T3">1</text:span><text:span text:style-name="T2"> … arg</text:span><text:span text:style-name="T3">n</text:span></text:p>
          </draw:text-box>
        </draw:frame>
        <draw:custom-shape draw:style-name="gr5" draw:text-style-name="P6" draw:layer="layout" svg:width="4.826cm" svg:height="1.397cm" svg:x="5.318cm" svg:y="1.889cm">
          <text:p text:style-name="P5"><text:span text:style-name="T2">(op arg</text:span><text:span text:style-name="T3">1</text:span><text:span text:style-name="T2"> … arg</text:span><text:span text:style-name="T3">n</text:span><text:span text:style-name="T2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668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3:50:53.335024547</meta:creation-date>
    <dc:date>2017-02-15T14:47:56.584616930</dc:date>
    <meta:editing-duration>PT46M51S</meta:editing-duration>
    <meta:editing-cycles>3</meta:editing-cycles>
    <meta:generator>LibreOffice/5.3.0.3$Linux_X86_64 LibreOffice_project/30m0$Build-3</meta:generator>
    <meta:document-statistic meta:object-count="21"/>
  </office:meta>
</office:document-meta>
</file>